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1.649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2" style:family="table-cell" style:parent-style-name="Default">
      <style:table-cell-properties fo:background-color="#5983b0" fo:wrap-option="wrap" style:vertical-align="top"/>
    </style:style>
    <style:style style:name="ce103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5983b0" fo:wrap-option="wrap" style:vertical-align="top"/>
    </style:style>
    <style:style style:name="ce106" style:family="table-cell" style:parent-style-name="Default">
      <style:table-cell-properties fo:background-color="#999999" fo:wrap-option="wrap" style:vertical-align="top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8" style:family="table-cell" style:parent-style-name="Default">
      <style:table-cell-properties fo:background-color="#5983b0" fo:wrap-option="wrap" style:vertical-align="top"/>
    </style:style>
    <style:style style:name="ce109" style:family="table-cell" style:parent-style-name="Default">
      <style:table-cell-properties fo:background-color="#999999" fo:wrap-option="wrap" style:vertical-align="top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4" style:family="table-cell" style:parent-style-name="Default">
      <style:table-cell-properties fo:background-color="#5983b0" fo:wrap-option="wrap" style:vertical-align="top"/>
    </style:style>
    <style:style style:name="ce115" style:family="table-cell" style:parent-style-name="Default">
      <style:table-cell-properties fo:background-color="#999999" fo:wrap-option="wrap" style:vertical-align="top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2" calcext:value-type="float">
            <text:p>12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9" calcext:value-type="float">
            <text:p>49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4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73"/>
        <table:table-column table:style-name="co2" table:default-cell-style-name="ce107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23"/>
        <table:table-column table:style-name="co2" table:default-cell-style-name="ce110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5]; [.C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5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5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5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24" office:value-type="string" calcext:value-type="string">
            <text:p>Blocked</text:p>
          </table:table-cell>
          <table:table-cell table:formula="of:=COUNTIF([.$C$9:.$C$515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58" office:value-type="string" calcext:value-type="string">
            <text:p>test_contact_title_and_url </text:p>
          </table:table-cell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display</text:p>
          </table:table-cell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Form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required_fields </text:p>
          </table:table-cell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Required fields marked as required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30:Contact.C33 Contact.C9:Contact.C12 Contact.C14:Contact.C28">
            <calcext:condition calcext:apply-style-name="Good" calcext:value="contains-text(&quot;Pass&quot;)" calcext:base-cell-address="Contact.C9"/>
          </calcext:conditional-format>
          <calcext:conditional-format calcext:target-range-address="Contact.C30:Contact.C33 Contact.C9:Contact.C12 Contact.C14:Contact.C28">
            <calcext:condition calcext:apply-style-name="Error" calcext:value="contains-text(&quot;Fail&quot;)" calcext:base-cell-address="Contact.C9"/>
          </calcext:conditional-format>
          <calcext:conditional-format calcext:target-range-address="Contact.C30:Contact.C33 Contact.C9:Contact.C12 Contact.C14:Contact.C28">
            <calcext:condition calcext:apply-style-name="Accent 2" calcext:value="contains-text(&quot;N/A&quot;)" calcext:base-cell-address="Contact.C9"/>
          </calcext:conditional-format>
          <calcext:conditional-format calcext:target-range-address="Contact.C30:Contact.C33 Contact.C9:Contact.C12 Contact.C14:Contact.C28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0:04:50.9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7T10:57:17.903000000</dc:date>
    <meta:editing-duration>PT17H21M3S</meta:editing-duration>
    <meta:editing-cycles>88</meta:editing-cycles>
    <meta:generator>LibreOffice/24.8.2.1$Windows_X86_64 LibreOffice_project/0f794b6e29741098670a3b95d60478a65d05ef13</meta:generator>
    <meta:document-statistic meta:table-count="8" meta:cell-count="414" meta:object-count="0"/>
  </office:meta>
</office:document-meta>
</file>